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ableInvocationsFinder.find( List &lt; ? &gt; m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ifiableInvocationsFinder.VerifiableInvocationsF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